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 officeooo:rsid="000d8dee" officeooo:paragraph-rsid="000d8dee" loext:padding="0.049cm" loext:border="0.06pt solid #f1edf7"/>
    </style:style>
    <style:style style:name="P2" style:family="paragraph" style:parent-style-name="Heading_20_2">
      <style:paragraph-properties fo:margin-left="0cm" fo:margin-right="0cm" fo:margin-top="0cm" fo:margin-bottom="0cm" loext:contextual-spacing="false" fo:line-height="137%" fo:text-indent="0cm" style:auto-text-indent="false" fo:padding="0.049cm" fo:border="0.06pt solid #f1edf7"/>
      <style:text-properties fo:font-weight="bold" loext:padding="0.049cm" loext:border="0.06pt solid #f1edf7"/>
    </style:style>
    <style:style style:name="P3" style:family="paragraph" style:parent-style-name="Heading_20_2">
      <style:paragraph-properties fo:margin-left="0cm" fo:margin-right="0cm" fo:margin-top="0cm" fo:margin-bottom="0cm" loext:contextual-spacing="false" fo:line-height="137%" fo:text-indent="0cm" style:auto-text-indent="false" fo:padding="0.049cm" fo:border="0.06pt solid #f1edf7"/>
      <style:text-properties fo:font-variant="normal" fo:text-transform="none" fo:color="#453c52" style:font-name="Open Sans" fo:font-size="12pt" fo:letter-spacing="normal" fo:font-style="normal" fo:font-weight="bold" loext:padding="0.049cm" loext:border="0.06pt solid #f1edf7"/>
    </style:style>
    <style:style style:name="P4" style:family="paragraph" style:parent-style-name="Heading_20_3">
      <style:paragraph-properties fo:margin-left="0cm" fo:margin-right="0cm" fo:margin-top="0cm" fo:margin-bottom="0cm" loext:contextual-spacing="false" fo:line-height="137%" fo:text-indent="0cm" style:auto-text-indent="false" fo:padding="0.049cm" fo:border="0.06pt solid #f1edf7"/>
      <style:text-properties fo:font-variant="normal" fo:text-transform="none" fo:color="#453c52" style:font-name="Open Sans" fo:font-size="12pt" fo:letter-spacing="normal" fo:font-style="normal" fo:font-weight="bold" loext:padding="0.049cm" loext:border="0.06pt solid #f1edf7"/>
    </style:style>
    <style:style style:name="P5" style:family="paragraph" style:parent-style-name="Preformatted_20_Text">
      <loext:graphic-properties draw:fill="solid" draw:fill-color="#f7f5fa" draw:opacity="100%"/>
      <style:paragraph-properties fo:margin-left="0cm" fo:margin-right="0cm" fo:margin-top="0cm" fo:margin-bottom="0cm" loext:contextual-spacing="false" fo:text-indent="0cm" style:auto-text-indent="false" fo:background-color="#f7f5fa" fo:padding-left="0.049cm" fo:padding-right="0cm" fo:padding-top="0.049cm" fo:padding-bottom="0.049cm" fo:border-left="0.06pt solid #dfdae8" fo:border-right="none" fo:border-top="0.06pt solid #dfdae8" fo:border-bottom="0.06pt solid #dfdae8"/>
    </style:style>
    <style:style style:name="P6" style:family="paragraph" style:parent-style-name="Standard">
      <style:text-properties officeooo:rsid="000d8dee" officeooo:paragraph-rsid="000d8de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62%" fo:text-indent="0cm" style:auto-text-indent="false" fo:padding="0.049cm" fo:border="0.06pt solid #f1edf7"/>
      <style:text-properties fo:font-variant="normal" fo:text-transform="none" fo:color="#453c52" style:font-name="Open Sans" fo:font-size="12pt" fo:letter-spacing="normal" fo:font-style="normal" fo:font-weight="normal" loext:padding="0.049cm" loext:border="0.06pt solid #f1edf7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line-height="162%" fo:text-indent="0cm" style:auto-text-indent="false" fo:padding="0.049cm" fo:border="0.06pt solid #f1edf7"/>
      <style:text-properties fo:font-variant="normal" fo:text-transform="none" fo:color="#453c52" style:font-name="Open Sans" fo:font-size="12pt" fo:letter-spacing="normal" fo:font-style="normal" fo:font-weight="normal" loext:padding="0.049cm" loext:border="0.06pt solid #f1edf7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62%" fo:text-indent="0cm" style:auto-text-indent="false" fo:padding="0.049cm" fo:border="0.06pt solid #f1edf7"/>
    </style:style>
    <style:style style:name="P10" style:family="paragraph" style:parent-style-name="Text_20_body" style:list-style-name="L1">
      <style:paragraph-properties fo:margin-top="0cm" fo:margin-bottom="0cm" loext:contextual-spacing="false" fo:line-height="162%" fo:padding="0.049cm" fo:border="0.06pt solid #f1edf7"/>
      <style:text-properties fo:font-variant="normal" fo:text-transform="none" fo:color="#453c52" style:font-name="Open Sans" fo:font-size="12pt" fo:letter-spacing="normal" fo:font-style="normal" fo:font-weight="normal" loext:padding="0.049cm" loext:border="0.06pt solid #f1edf7"/>
    </style:style>
    <style:style style:name="T1" style:family="text">
      <style:text-properties fo:font-variant="normal" fo:text-transform="none" fo:color="#453c52" style:font-name="Open Sans" fo:font-size="12pt" fo:letter-spacing="normal" fo:font-style="normal" fo:font-weight="normal" loext:padding="0.049cm" loext:border="0.06pt solid #f1edf7"/>
    </style:style>
    <style:style style:name="T2" style:family="text">
      <style:text-properties fo:font-variant="normal" fo:text-transform="none" fo:color="#453c52" style:font-name="Open Sans" fo:font-size="12pt" fo:letter-spacing="normal" fo:font-style="normal" fo:font-weight="bold" loext:padding="0.049cm" loext:border="0.06pt solid #f1edf7"/>
    </style:style>
    <style:style style:name="T3" style:family="text">
      <style:text-properties fo:font-variant="normal" fo:text-transform="none" fo:color="#453c52" style:font-name="Menlo" fo:font-size="12pt" fo:letter-spacing="normal" fo:font-style="normal" fo:font-weight="normal" fo:background-color="transparent" loext:char-shading-value="0" loext:padding="0.049cm" loext:border="0.06pt solid #f1edf7"/>
    </style:style>
    <style:style style:name="T4" style:family="text">
      <style:text-properties fo:font-variant="normal" fo:text-transform="none" fo:color="#453c52" style:font-name="Menlo" fo:font-size="9.75pt" fo:letter-spacing="normal" fo:font-style="normal" fo:font-weight="normal" fo:background-color="#f7f5fa" loext:char-shading-value="0" loext:padding-left="0.049cm" loext:padding-right="0cm" loext:padding-top="0.049cm" loext:padding-bottom="0.049cm" loext:border-left="0.06pt solid #dfdae8" loext:border-right="none" loext:border-top="0.06pt solid #dfdae8" loext:border-bottom="0.06pt solid #dfdae8"/>
    </style:style>
    <style:style style:name="T5" style:family="text">
      <style:text-properties fo:font-variant="normal" fo:text-transform="none" fo:color="#6025c0" style:font-name="Open Sans" fo:font-size="12pt" fo:letter-spacing="normal" fo:font-style="normal" style:text-underline-style="solid" style:text-underline-width="auto" style:text-underline-color="font-color" fo:font-weight="bold" fo:background-color="transparent" loext:char-shading-value="0" loext:padding="0.049cm" loext:border="0.06pt solid #f1ed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Node Version Manager (NVM)</text:h>
      <text:section text:style-name="Sect1" text:name="markdown-block-30804626341127794">
        <text:p text:style-name="P7">It is a tool used to manage multiple active Node.js versions.</text:p>
        <text:p text:style-name="P7">The Node.js platform, Node.js ​community of tools, and Node.js libraries are fast-moving targets – what might work under one Node.js version is not guaranteed to work for another version of Node.js. Hence, users need ways to switch between multiple versions of Node.js</text:p>
        <text:h text:style-name="P3" text:outline-level="2">Why use NVM?</text:h>
        <text:p text:style-name="P7">NVM allows users to:</text:p>
        <text:list xml:id="list1573608149" text:style-name="L1">
          <text:list-item>
            <text:p text:style-name="P8">Locally download any of the remote Long Term Support (LTS) versions of Node.js with a simple command.</text:p>
          </text:list-item>
          <text:list-item>
            <text:p text:style-name="P10">Easily switch between multiple versions of Node.js, right from the command line.</text:p>
          </text:list-item>
          <text:list-item>
            <text:p text:style-name="P10">Set up aliases to switch between different downloaded versions of Node.js with ease.</text:p>
          </text:list-item>
        </text:list>
        <text:p text:style-name="P9"><text:span text:style-name="T1">Learn more about nvm </text:span><text:a xlink:type="simple" xlink:href="https://github.com/nvm-sh/nvm" text:style-name="Internet_20_link" text:visited-style-name="Visited_20_Internet_20_Link"><text:span text:style-name="T5">here</text:span></text:a><text:span text:style-name="T1">.</text:span></text:p>
      </text:section>
      <text:section text:style-name="Sect1" text:name="markdown-block-7479791224795507">
        <text:h text:style-name="P2" text:outline-level="2">For Linux and Mac users only, Windows users can check the last section</text:h>
        <text:h text:style-name="P4" text:outline-level="3">1. Installing NVM</text:h>
        <text:p text:style-name="P7">Run the NVM installer using either of the following commands:</text:p>
        <text:p text:style-name="P5"><text:span text:style-name="Source_20_Text"><text:span text:style-name="T3">curl -o- https://raw.githubusercontent.com/nvm-sh/nvm/v0.35.3/install.sh | bash</text:span></text:span></text:p>
        <text:p text:style-name="P7">or</text:p>
        <text:p text:style-name="P5"><text:span text:style-name="Source_20_Text"><text:span text:style-name="T3">wget -qO- https://raw.githubusercontent.com/nvm-sh/nvm/v0.35.3/install.sh | bash</text:span></text:span></text:p>
        <text:h text:style-name="P4" text:outline-level="3">2. Verify Installation</text:h>
        <text:p text:style-name="P7">To verify that nvm has been installed, do:</text:p>
        <text:p text:style-name="P5"><text:span text:style-name="Source_20_Text"><text:span text:style-name="T3">command -v nvm</text:span></text:span></text:p>
        <text:p text:style-name="P9"><text:soft-page-break/><text:span text:style-name="T1">which should output </text:span><text:span text:style-name="Source_20_Text"><text:span text:style-name="T4">nvm</text:span></text:span><text:span text:style-name="T1"> if the installation was successful. Please note that </text:span><text:span text:style-name="Source_20_Text"><text:span text:style-name="T4">which nvm</text:span></text:span><text:span text:style-name="T1"> will not work, since nvm is a sourced shell function, not an executable binary.</text:span></text:p>
        <text:h text:style-name="P4" text:outline-level="3">3. Using NVM</text:h>
        <text:p text:style-name="P7">Once NVM is installed it allows users to install any version of Node.js through a simple command:</text:p>
        <text:p text:style-name="P5"><text:span text:style-name="Source_20_Text"><text:span text:style-name="T3">nvm install &lt;SPECIFIC_NODE_VERSION&gt;</text:span></text:span></text:p>
        <text:p text:style-name="P9"><text:span text:style-name="Strong_20_Emphasis"><text:span text:style-name="T2">Recommended:</text:span></text:span><text:span text:style-name="T1"> To install the latest LTS (Long Term Support) version of Node.js, use the following command:</text:span></text:p>
        <text:p text:style-name="P5"><text:span text:style-name="Source_20_Text"><text:span text:style-name="T3">nvm install --lts</text:span></text:span></text:p>
        <text:p text:style-name="P7">To use any specific version of Node.js for your code, use the following command:</text:p>
        <text:p text:style-name="P5"><text:span text:style-name="Source_20_Text"><text:span text:style-name="T3">nvm use &lt;SPECIFIC_NODE_VERSION&gt;</text:span></text:span></text:p>
      </text:section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Liberation Mono', 'Courier New', monospace"/>
    <style:font-face style:name="Open Sans" svg:font-family="'Ope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55:36.640657416</meta:creation-date>
    <dc:date>2021-02-05T10:56:51.598533119</dc:date>
    <meta:editing-duration>PT1M16S</meta:editing-duration>
    <meta:editing-cycles>1</meta:editing-cycles>
    <meta:document-statistic meta:table-count="0" meta:image-count="0" meta:object-count="0" meta:page-count="2" meta:paragraph-count="26" meta:word-count="252" meta:character-count="1611" meta:non-whitespace-character-count="1387"/>
    <meta:generator>LibreOffice/6.4.6.2$Linux_X86_64 LibreOffice_project/40$Build-2</meta:generator>
  </office:meta>
</office:document-meta>
</file>